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g>
          <draw:line draw:style-name="gr1" draw:text-style-name="P1" draw:layer="layout" svg:x1="14.7cm" svg:y1="12.7cm" svg:x2="14.7cm" svg:y2="7.5cm">
            <text:p/>
          </draw:line>
          <draw:line draw:style-name="gr2" draw:text-style-name="P1" draw:layer="layout" svg:x1="14.7cm" svg:y1="12.7cm" svg:x2="10.5cm" svg:y2="14.9cm">
            <text:p/>
          </draw:line>
          <draw:line draw:style-name="gr3" draw:text-style-name="P1" draw:layer="layout" svg:x1="14.7cm" svg:y1="12.7cm" svg:x2="19.7cm" svg:y2="14.7cm">
            <text:p/>
          </draw:line>
        </draw:g>
        <draw:custom-shape draw:style-name="gr4" draw:text-style-name="P1" draw:layer="layout" svg:width="0.6cm" svg:height="0.6cm" svg:x="10.5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1.7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3.2cm" svg:y="1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9cm" svg:y="10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677cm" svg:height="0.372cm" draw:transform="skewX (-0.367042741694408) rotate (0.304385421547811) translate (5cm 9.0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72cm" draw:transform="skewX (-0.367042741694408) rotate (0.304385421547811) translate (2.382cm 12.4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468795437085677) translate (7.3cm 15.42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72cm" draw:transform="skewX (-0.367042741694408) rotate (0.304385421547811) translate (6.582cm 14.0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127758101245985) translate (6.2cm 12.45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127758101245985) translate (2.046cm 10.85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468795437085677) translate (3.2cm 13.8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127758101245985) translate (4.646cm 7.55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77cm" svg:height="0.357cm" draw:transform="skewX (-0.239110107523223) rotate (0.468795437085677) translate (5.704cm 10.421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cm" svg:y1="6.8cm" svg:x2="11.1cm" svg:y2="9.6cm">
          <text:p/>
        </draw:line>
        <draw:frame draw:style-name="gr8" draw:layer="layout" svg:width="3.325cm" svg:height="0.963cm" svg:x="14cm" svg:y="6.3cm">
          <draw:text-box>
            <text:p>エフェクト1</text:p>
          </draw:text-box>
        </draw:frame>
        <draw:line draw:style-name="gr7" draw:text-style-name="P1" draw:layer="layout" svg:x1="13.9cm" svg:y1="5.7cm" svg:x2="12.4cm" svg:y2="6.8cm">
          <text:p/>
        </draw:line>
        <draw:frame draw:style-name="gr8" draw:layer="layout" svg:width="3.325cm" svg:height="0.963cm" svg:x="14.001cm" svg:y="5.237cm">
          <draw:text-box>
            <text:p>エフェクト2</text:p>
          </draw:text-box>
        </draw:frame>
        <draw:line draw:style-name="gr7" draw:text-style-name="P1" draw:layer="layout" svg:x1="13.9cm" svg:y1="4.6cm" svg:x2="10.8cm" svg:y2="6.6cm">
          <text:p/>
        </draw:line>
        <draw:frame draw:style-name="gr8" draw:layer="layout" svg:width="3.325cm" svg:height="0.963cm" svg:x="14.002cm" svg:y="4.2cm">
          <draw:text-box>
            <text:p>エフェクト3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1T16:34:05.56</meta:creation-date>
    <meta:generator>LibreOffice/3.4$Win32 LibreOffice_project/340m1$Build-302</meta:generator>
    <dc:date>2011-10-21T17:14:54.09</dc:date>
    <meta:editing-duration>PT40M48S</meta:editing-duration>
    <meta:editing-cycles>4</meta:editing-cycles>
    <meta:document-statistic meta:object-count="23"/>
  </office:meta>
</office:document-meta>
</file>